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style:font-size-asian="10pt" style:font-name-complex="Courier New1" style:font-size-complex="10pt"/>
    </style:style>
    <style:style style:name="P3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Verdana" fo:font-size="10pt" style:font-size-asian="10pt" style:font-name-complex="Courier New1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Courier New" fo:font-size="10pt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tari Logo</text:span></text:p>
      <text:p text:style-name="P1"/>
      <text:p text:style-name="Standard"><text:span text:style-name="T2">Mainframe resources used to create the binary data Atari logo used in the Acorn version of Battlezone.</text:span></text:p>
      <text:p text:style-name="P1"/>
      <text:p text:style-name="Standard"><text:span text:style-name="T2">Atari logo transformed from .png to mode 4 screen dump using BeebImage. This is a BBC format binary file that simply needs loading at the screen display start for mode 4 (&amp;5800) to display.</text:span></text:p>
      <text:p text:style-name="P1"/>
      <text:p text:style-name="Standard"><text:span text:style-name="T2">Atari logo file transferred to mainframe using FTP JCL and then transformed using a batch job into a BeebSpriter compatible file using batch Natural program BZONE2.</text:span></text:p>
      <text:p text:style-name="P1"/>
      <text:p text:style-name="Standard"><text:span text:style-name="T2">Format of BeebSpriter file. Data is treated as a binary stream and is stored in four character codes for every three bits. Each three-character code is prefixed with an ‘A’. </text:span></text:p>
      <text:p text:style-name="P1"/>
      <text:p text:style-name="Standard"><text:span text:style-name="T4">'AAAA' - 0</text:span></text:p>
      <text:p text:style-name="Standard"><text:span text:style-name="T4">'AAAB' - 1</text:span></text:p>
      <text:p text:style-name="Standard"><text:span text:style-name="T4">'AAEA' - 2</text:span></text:p>
      <text:p text:style-name="Standard"><text:span text:style-name="T4">'AAEB' - 3</text:span></text:p>
      <text:p text:style-name="Standard"><text:span text:style-name="T4">'AQAA' - 4</text:span></text:p>
      <text:p text:style-name="Standard"><text:span text:style-name="T4">'AQAB' - 5</text:span></text:p>
      <text:p text:style-name="Standard"><text:span text:style-name="T4">'AQEA' - 6</text:span></text:p>
      <text:p text:style-name="Standard"><text:span text:style-name="T4">'AQEB' – 7</text:span></text:p>
      <text:p text:style-name="P3"/>
      <text:p text:style-name="Standard"><text:span text:style-name="T1">For left over bits the empty slots are filled with ‘=’ i.e. ‘AAA=’ to make up the full four characters.</text:span></text:p>
      <text:p text:style-name="P2"/>
      <text:p text:style-name="Standard"><text:span text:style-name="T1">Data from BeebSpriter is stored as a bpsr file (which is XML), the graphic data stored between the &lt;Bitmap&gt;</text:span> <text:span text:style-name="T1">&lt;\Bitmap&gt; tags. Graphic data is stored horizontal line by line from top to bottom while screen data on the Acorn is in blocks of 8 bytes necessitating a re-ordering before the encoding process.</text:span></text:p>
      <text:p text:style-name="P2"/>
      <text:p text:style-name="Standard"><text:span text:style-name="T1">Created data is then FTP’d from the mainframe and manually copied into a bpsr file in Notepad++ before saving and viewing. From there it can be edited as per nor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Atkinson</meta:initial-creator>
    <meta:creation-date>2021-02-25T13:53:28.82</meta:creation-date>
    <dc:date>2021-02-25T13:55:53.41</dc:date>
    <dc:creator>Matthew Atkinson</dc:creator>
    <meta:editing-duration>PT2M25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16" meta:word-count="235" meta:character-count="1288"/>
  </office:meta>
</office:document-meta>
</file>